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paragraph-properties fo:text-align="justify" style:justify-single-word="false"/>
    </style:style>
    <style:style style:name="P2" style:family="paragraph" style:parent-style-name="Text_20_body" style:list-style-name="L1"/>
    <style:style style:name="P3" style:family="paragraph" style:parent-style-name="Text_20_body" style:list-style-name="L2"/>
    <style:style style:name="P4" style:family="paragraph" style:parent-style-name="Text_20_body" style:list-style-name="L3"/>
    <style:style style:name="P5" style:family="paragraph" style:parent-style-name="Text_20_body" style:list-style-name="L4"/>
    <style:style style:name="P6" style:family="paragraph" style:parent-style-name="Text_20_body" style:list-style-name="L5"/>
    <style:style style:name="P7" style:family="paragraph" style:parent-style-name="Text_20_body" style:list-style-name="L1">
      <style:paragraph-properties fo:margin-top="0cm" fo:margin-bottom="0cm"/>
    </style:style>
    <style:style style:name="P8" style:family="paragraph" style:parent-style-name="Text_20_body" style:list-style-name="L2">
      <style:paragraph-properties fo:margin-top="0cm" fo:margin-bottom="0cm"/>
    </style:style>
    <style:style style:name="P9" style:family="paragraph" style:parent-style-name="Text_20_body" style:list-style-name="L3">
      <style:paragraph-properties fo:margin-top="0cm" fo:margin-bottom="0cm"/>
    </style:style>
    <style:style style:name="P10" style:family="paragraph" style:parent-style-name="Text_20_body" style:list-style-name="L4">
      <style:paragraph-properties fo:margin-top="0cm" fo:margin-bottom="0cm"/>
    </style:style>
    <style:style style:name="P11" style:family="paragraph" style:parent-style-name="Text_20_body" style:list-style-name="L5">
      <style:paragraph-properties fo:margin-top="0cm" fo:margin-bottom="0cm"/>
    </style:style>
    <style:style style:name="T1" style:family="text">
      <style:text-properties fo:font-weight="bol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Heading_20_2" text:outline-level="2">Cómo trabajar con JSF2 y el soporte de inyección de dependencias de Spring</text:h>
      <text:h text:style-name="Heading_20_3" text:outline-level="3">0. Índice de contenidos.</text:h>
      <text:list xml:id="list849403993" text:style-name="L1">
        <text:list-item>
          <text:p text:style-name="P7"><text:a xlink:type="simple" xlink:href="http://www.adictosaltrabajo.com/tutoriales/tutoriales.php?pagina=injectionSpringInJsf#01">1. Introducción.</text:a> </text:p>
        </text:list-item>
        <text:list-item>
          <text:p text:style-name="P7"><text:a xlink:type="simple" xlink:href="http://www.adictosaltrabajo.com/tutoriales/tutoriales.php?pagina=injectionSpringInJsf#02">2. Entorno</text:a> </text:p>
        </text:list-item>
        <text:list-item>
          <text:p text:style-name="P7"><text:a xlink:type="simple" xlink:href="http://www.adictosaltrabajo.com/tutoriales/tutoriales.php?pagina=injectionSpringInJsf#03">3. Configuración</text:a> </text:p>
        </text:list-item>
        <text:list-item>
          <text:p text:style-name="P7"><text:a xlink:type="simple" xlink:href="http://www.adictosaltrabajo.com/tutoriales/tutoriales.php?pagina=injectionSpringInJsf#04">4. A nivel de controlador</text:a> </text:p>
        </text:list-item>
        <text:list-item>
          <text:p text:style-name="P7"><text:a xlink:type="simple" xlink:href="http://www.adictosaltrabajo.com/tutoriales/tutoriales.php?pagina=injectionSpringInJsf#05">5. A nivel de interfaz JSF</text:a> </text:p>
        </text:list-item>
        <text:list-item>
          <text:p text:style-name="P2"><text:a xlink:type="simple" xlink:href="http://www.adictosaltrabajo.com/tutoriales/tutoriales.php?pagina=injectionSpringInJsf#06">6. Conclusiones</text:a> </text:p>
        </text:list-item>
      </text:list>
      <text:h text:style-name="Heading_20_3" text:outline-level="3"><text:bookmark text:name="01"/>1. Introducción</text:h>
      <text:p text:style-name="P1">En este tutorial explicaré brevemente como trabajar con JSF2 y el soporte de inyección de dependencias de Spring. <text:bookmark text:name="03"/></text:p>
      <text:h text:style-name="Heading_20_3" text:outline-level="3">2. Configuración</text:h>
      <text:p text:style-name="Text_20_body">En fichero de configuración de JSF faces-config.xml incluimos: </text:p>
      <text:p text:style-name="Text_20_body"/>
      <text:list xml:id="list1927164061" text:style-name="L2">
        <text:list-item>
          <text:p text:style-name="P8">...  </text:p>
        </text:list-item>
        <text:list-item>
          <text:p text:style-name="P8">  </text:p>
        </text:list-item>
        <text:list-item>
          <text:p text:style-name="P8">&lt;el-resolver&gt;org.springframework.web.jsf.el.SpringBeanFacesELResolver&lt;/el-resolver&gt;  </text:p>
        </text:list-item>
        <text:list-item>
          <text:p text:style-name="P8">  </text:p>
        </text:list-item>
        <text:list-item>
          <text:p text:style-name="P3">....  </text:p>
        </text:list-item>
      </text:list>
      <text:p text:style-name="P1">De esta manera estamos activando el soporte de Spring para la inyección de dependencias de tal forma que JSF sabrá que si no encuentra un bean bajo su contexto debe ir a buscarlo al contexto de Spring. Esto supone una gran ventaja en determinadas situaciones como veremos a continuación. </text:p>
      <text:h text:style-name="Heading_20_3" text:outline-level="3"><text:bookmark text:name="04"/>4. A nivel de controlador</text:h>
      <text:p text:style-name="P1">Una situación muy habitual que nos encontraremos a la hora de trabajar con JSF2 es la necesidad de realizar inyección de dependencias a nivel de controlador, es decir, desde clases anotadas con <text:span text:style-name="T1">@ManagedBean</text:span> y publicadas en el contexto de JSF. Para ello JSF2 nos proporciona la anotación <text:span text:style-name="T1">@ManagedProperty</text:span> aunque JSF2 tiene una limitación al respecto ya que solo busca los bean publicados en el directorio clases del proyecto web. Esta limitación nos impediría realizar la inyección de un bean que se encuentre empaquetado en un jar por lo que no podríamos inyectar por ejemplo un bean de negocio. </text:p>
      <text:p text:style-name="P1">Otra cosa importante respecto a realizar la inyección con esta anotación es que será necesario incluir el método set del objeto en cuestión que se quiere inyectar. </text:p>
      <text:p text:style-name="Text_20_body"/>
      <text:list xml:id="list1816064492" text:style-name="L3">
        <text:list-item>
          <text:p text:style-name="P9">@ManagedBean  </text:p>
        </text:list-item>
        <text:list-item>
          <text:p text:style-name="P9">@ViewScoped  </text:p>
        </text:list-item>
        <text:list-item>
          <text:p text:style-name="P9">public class TutorialsView implements Serializable {  </text:p>
        </text:list-item>
        <text:list-item>
          <text:p text:style-name="P9">  </text:p>
        </text:list-item>
        <text:list-item>
          <text:p text:style-name="P9">    ...  </text:p>
        </text:list-item>
        <text:list-item>
          <text:p text:style-name="P9">  </text:p>
        </text:list-item>
        <text:list-item>
          <text:p text:style-name="P9"><text:soft-page-break/>    @ManagedProperty("#{tutorialNotification}")  </text:p>
        </text:list-item>
        <text:list-item>
          <text:p text:style-name="P9">    private TutorialNotification tutorialNotification;  </text:p>
        </text:list-item>
        <text:list-item>
          <text:p text:style-name="P9">    ...  </text:p>
        </text:list-item>
        <text:list-item>
          <text:p text:style-name="P9">      </text:p>
        </text:list-item>
        <text:list-item>
          <text:p text:style-name="P9">    public void setTutorialNotification(TutorialNotification tutorialNotification) {  </text:p>
        </text:list-item>
        <text:list-item>
          <text:p text:style-name="P9">        this.tutorialNotification = tutorialNotification;  </text:p>
        </text:list-item>
        <text:list-item>
          <text:p text:style-name="P4">    }  </text:p>
        </text:list-item>
      </text:list>
      <text:p text:style-name="P1">Es en este punto es donde el soporte de Spring para la inyección de dependencias entra en juego ya que como se explica en el apartado de configuración, JSF sabe que si el la referencia del bean que se necesita inyectar no se encuentra bajo su contexto tendrá que ir a buscarlo al contexto de Spring con lo que queda resuelta la limitación que teníamos sin hacer uso del sporte de Spring y podremos inyectar sin problemas bean que esten empaquetados en un jar fuera del proyecto web. </text:p>
      <text:h text:style-name="Heading_20_3" text:outline-level="3"><text:bookmark text:name="05"/>5. A nivel de interfaz JSF</text:h>
      <text:p text:style-name="P1">Conociendo un poquito más como funciona el soporte de Spring en cuanto a la inyección de dependencias podemos hacer alguna cosita interesante como por ejemplo hacer uso de un converter y publicarlo en el contexto de Spring con @Component en vez de en el contexto de JSF con @FacesConverter. </text:p>
      <text:p text:style-name="P1">Cuando trabajamos con JSF es muy habitual trabajar con converters a nivel de interfaz de usuario. JSF2 pone a nuestra disposición la anotación @FacesConverter para registrar nuestros propios conversores. Pero ¿que ocurre si nuestro conversor necesita inyectar un bean que no se encuentra en el contexto de JSF?. Lo que ocurre es necesitamos hacer uso de nuestro conversor de una manera distinta para poder salvar de nuevo la misma limitación que teníamos en el punto anterior. Lo vemos a continuación: </text:p>
      <text:p text:style-name="Text_20_body"/>
      <text:list xml:id="list728897552" text:style-name="L4">
        <text:list-item>
          <text:p text:style-name="P10">@Component("tutorialConverter")  </text:p>
        </text:list-item>
        <text:list-item>
          <text:p text:style-name="P10">public class TutorialConverter implements Converter{  </text:p>
        </text:list-item>
        <text:list-item>
          <text:p text:style-name="P10">  </text:p>
        </text:list-item>
        <text:list-item>
          <text:p text:style-name="P10">      </text:p>
        </text:list-item>
        <text:list-item>
          <text:p text:style-name="P10">    private TutorialNotification tutorialNotification;  </text:p>
        </text:list-item>
        <text:list-item>
          <text:p text:style-name="P10">      </text:p>
        </text:list-item>
        <text:list-item>
          <text:p text:style-name="P10">    @Autowired  </text:p>
        </text:list-item>
        <text:list-item>
          <text:p text:style-name="P10">    public AlertMessageConverter(TutorialNotification tutorialNotification) {  </text:p>
        </text:list-item>
        <text:list-item>
          <text:p text:style-name="P10">        this.tutorialNotification = tutorialNotification;  </text:p>
        </text:list-item>
        <text:list-item>
          <text:p text:style-name="P10">    }  </text:p>
        </text:list-item>
        <text:list-item>
          <text:p text:style-name="P10">      </text:p>
        </text:list-item>
        <text:list-item>
          <text:p text:style-name="P5">    ....  </text:p>
        </text:list-item>
      </text:list>
      <text:p text:style-name="P1">De esta manera estamos publicando nuestro converter en el contexto de Spring y no en el de JSF lo que nos permite inyectar como en este caso por constructor con @Autowired referencias a objetos de negocio como servicios. Ahora bien ¿como sabe JSF encontrar nuestro converter sino se encuentra bajo su contexto?. De nuevo entra en juego el soporte de Spring para la inyección de dependencias que hemos configurado y cuando desde la interfaz de usuario hacemos uso del converter: </text:p>
      <text:p text:style-name="Text_20_body"><text:a xlink:type="simple" xlink:href="http://www.adictosaltrabajo.com/tutoriales/tutoriales.php?pagina=injectionSpringInJsf#"/></text:p>
      <text:list xml:id="list1652489295" text:style-name="L5">
        <text:list-item>
          <text:p text:style-name="P11">...  </text:p>
        </text:list-item>
        <text:list-item>
          <text:p text:style-name="P11">  </text:p>
        </text:list-item>
        <text:list-item>
          <text:p text:style-name="P11">&lt;h:outputText value="#{tuto.autentia}" converter="tutorialConverter"/&gt;  </text:p>
        </text:list-item>
        <text:list-item>
          <text:p text:style-name="P11">  </text:p>
        </text:list-item>
        <text:list-item>
          <text:p text:style-name="P6"><text:soft-page-break/>...  </text:p>
        </text:list-item>
      </text:list>
      <text:p text:style-name="P1">JSF busca la referencia para el identificador tutorialConverter bajo su contexto y sino lo busca en el contexto de Spring. </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Arial Unicode MS" style:font-size-asian="14pt" style:font-weight-asian="bold" style:font-name-complex="Arial Unicode MS" style:font-size-complex="14pt" style:font-weight-complex="bold"/>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Israel Alcázar</meta:initial-creator>
    <meta:creation-date>2012-05-18T01:17:33</meta:creation-date>
    <dc:date>2012-05-19T00:56:24</dc:date>
    <dc:creator>Israel Alcázar</dc:creator>
    <meta:editing-duration>PT23H22M1S</meta:editing-duration>
    <meta:editing-cycles>2</meta:editing-cycles>
    <meta:generator>OpenOffice.org/3.3$Unix OpenOffice.org_project/330m20$Build-9567</meta:generator>
    <meta:document-statistic meta:table-count="0" meta:image-count="0" meta:object-count="0" meta:page-count="3" meta:paragraph-count="57" meta:word-count="659" meta:character-count="4365"/>
  </office:meta>
</office:document-meta>
</file>